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what now?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was just too tough for us newbies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ve gotta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"What was the name of the soldier we lost?"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"One Biora, on duty since this morning."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"He's very spirited, but he tends to charge in
without any concern for the risk of getting
nowher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Haah... him again..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"What's the progress on the manhunt?"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"We couldn't get as far as we thought, as
so many monsters are crowded together..."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"On top of that, there's the risk of losing more
men if we move carelessly, due to the
convoluted structure of the cav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It sounds like we're going to struggle to
come up with a plan of action..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"Can we expect reinforcement from HQ?"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"It would take some tim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I see... now what..."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We have nothing left to do but to wait from
reinforcement from HQ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Please get here before it's too late..."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0:54:30+01:00</meta:creation-date>
    <dc:date>2019-11-16T10:54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